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d1e21" officeooo:paragraph-rsid="001d1e21" style:font-weight-asian="normal" style:font-weight-complex="normal"/>
    </style:style>
    <style:style style:name="P2" style:family="paragraph" style:parent-style-name="Standard">
      <style:text-properties style:font-name="Latin Modern Math" fo:font-weight="bold" officeooo:rsid="001d1e21" officeooo:paragraph-rsid="001d1e2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atin Modern Math" fo:font-weight="bold" officeooo:rsid="001d1e21" officeooo:paragraph-rsid="001d1e2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atin Modern Math" fo:font-weight="bold" officeooo:rsid="001d1e21" officeooo:paragraph-rsid="001d1e2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atin Modern Math" fo:font-weight="bold" officeooo:paragraph-rsid="001d1e21"/>
    </style:style>
    <style:style style:name="P6" style:family="paragraph" style:parent-style-name="Standard">
      <style:text-properties style:font-name="Latin Modern Math" fo:font-weight="normal" officeooo:rsid="001d1e21" officeooo:paragraph-rsid="001d1e2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atin Modern Math" fo:font-weight="normal" officeooo:rsid="002b8b93" officeooo:paragraph-rsid="0035ce7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atin Modern Math" fo:font-weight="normal" officeooo:rsid="003ccae0" officeooo:paragraph-rsid="003ccae0" style:font-weight-asian="normal" style:font-weight-complex="normal"/>
    </style:style>
    <style:style style:name="T1" style:family="text">
      <style:text-properties fo:font-variant="normal" fo:text-transform="none" fo:color="#202124" loext:opacity="100%" fo:font-size="12pt" fo:letter-spacing="normal" fo:language="fr" fo:country="FR" fo:font-style="normal" style:font-size-asian="12pt" style:font-weight-asian="bold" style:font-size-complex="12pt" style:font-weight-complex="bold"/>
    </style:style>
    <style:style style:name="T2" style:family="text">
      <style:text-properties officeooo:rsid="001d1e21" style:font-weight-asian="bold" style:font-weight-complex="bold"/>
    </style:style>
    <style:style style:name="T3" style:family="text">
      <style:text-properties fo:font-weight="normal" officeooo:rsid="001d9d72" style:font-weight-asian="normal" style:font-weight-complex="normal"/>
    </style:style>
    <style:style style:name="T4" style:family="text">
      <style:text-properties fo:font-weight="normal" officeooo:rsid="0020991d" style:font-weight-asian="normal" style:font-weight-complex="normal"/>
    </style:style>
    <style:style style:name="T5" style:family="text">
      <style:text-properties fo:font-weight="normal" officeooo:rsid="002496cb" style:font-weight-asian="normal" style:font-weight-complex="normal"/>
    </style:style>
    <style:style style:name="T6" style:family="text">
      <style:text-properties fo:font-weight="normal" officeooo:rsid="0025683b" style:font-weight-asian="normal" style:font-weight-complex="normal"/>
    </style:style>
    <style:style style:name="T7" style:family="text">
      <style:text-properties fo:font-weight="normal" officeooo:rsid="003fcd08" style:font-weight-asian="normal" style:font-weight-complex="normal"/>
    </style:style>
    <style:style style:name="T8" style:family="text">
      <style:text-properties fo:font-weight="normal" officeooo:rsid="0041a7ca" style:font-weight-asian="normal" style:font-weight-complex="normal"/>
    </style:style>
    <style:style style:name="T9" style:family="text">
      <style:text-properties officeooo:rsid="00229ba3"/>
    </style:style>
    <style:style style:name="T10" style:family="text">
      <style:text-properties officeooo:rsid="00241bf7"/>
    </style:style>
    <style:style style:name="T11" style:family="text">
      <style:text-properties officeooo:rsid="002496cb"/>
    </style:style>
    <style:style style:name="T12" style:family="text">
      <style:text-properties officeooo:rsid="0025683b"/>
    </style:style>
    <style:style style:name="T13" style:family="text">
      <style:text-properties officeooo:rsid="002707e0"/>
    </style:style>
    <style:style style:name="T14" style:family="text">
      <style:text-properties officeooo:rsid="002cf1ab"/>
    </style:style>
    <style:style style:name="T15" style:family="text">
      <style:text-properties officeooo:rsid="002e303a"/>
    </style:style>
    <style:style style:name="T16" style:family="text">
      <style:text-properties officeooo:rsid="003016dd"/>
    </style:style>
    <style:style style:name="T17" style:family="text">
      <style:text-properties officeooo:rsid="0031578d"/>
    </style:style>
    <style:style style:name="T18" style:family="text">
      <style:text-properties officeooo:rsid="0032367b"/>
    </style:style>
    <style:style style:name="T19" style:family="text">
      <style:text-properties officeooo:rsid="00324cc0"/>
    </style:style>
    <style:style style:name="T20" style:family="text">
      <style:text-properties officeooo:rsid="00324d1f"/>
    </style:style>
    <style:style style:name="T21" style:family="text">
      <style:text-properties officeooo:rsid="00342970"/>
    </style:style>
    <style:style style:name="T22" style:family="text">
      <style:text-properties officeooo:rsid="0035ce79"/>
    </style:style>
    <style:style style:name="T23" style:family="text">
      <style:text-properties officeooo:rsid="0037a48b"/>
    </style:style>
    <style:style style:name="T24" style:family="text">
      <style:text-properties officeooo:rsid="0038673d"/>
    </style:style>
    <style:style style:name="T25" style:family="text">
      <style:text-properties officeooo:rsid="003c98db"/>
    </style:style>
    <style:style style:name="T26" style:family="text">
      <style:text-properties officeooo:rsid="003ccae0"/>
    </style:style>
    <style:style style:name="T27" style:family="text">
      <style:text-properties officeooo:rsid="003e2c41"/>
    </style:style>
    <style:style style:name="T28" style:family="text">
      <style:text-properties officeooo:rsid="00424c5b"/>
    </style:style>
    <style:style style:name="T29" style:family="text">
      <style:text-properties style:font-name="Latin Modern Math"/>
    </style:style>
    <style:style style:name="T30" style:family="text">
      <style:text-properties officeooo:rsid="00437ee7"/>
    </style:style>
    <style:style style:name="T31" style:family="text">
      <style:text-properties officeooo:rsid="0045b358"/>
    </style:style>
    <style:style style:name="T32" style:family="text">
      <style:text-properties officeooo:rsid="0046ae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teur :</text:p>
      <text:p text:style-name="P6">ANDRIANARIVONY Selison Frédéric</text:p>
      <text:p text:style-name="P1"><text:a xlink:type="simple" xlink:href="mailto:frederic.andrianarivo@gmail.com" text:style-name="Internet_20_link" text:visited-style-name="Visited_20_Internet_20_Link"><text:span text:style-name="T29">frederic.andrianarivo@gmail.com</text:span></text:a></text:p>
      <text:p text:style-name="P6">+261 34 77 161 84</text:p>
      <text:p text:style-name="P6"/>
      <text:p text:style-name="P6"/>
      <text:p text:style-name="P6"/>
      <text:p text:style-name="P5"><text:span text:style-name="T2">QUELQUES INTERPR</text:span><text:span text:style-name="T1">É</text:span><text:span text:style-name="T2">TATIONS DES NOMBRES DE FINE</text:span></text:p>
      <text:p text:style-name="P3"/>
      <text:p text:style-name="P4">Résumé :</text:p>
      <text:p text:style-name="P7"><text:span text:style-name="T18">Un chemin</text:span><text:span text:style-name="T15"> de Fine est</text:span> <text:span text:style-name="T19">un</text:span> 2-chemin de Motzkin sans palier bleu de niveau zéro. <text:span text:style-name="T9">Ce mémoire de Master a pour objectif d’interpréter </text:span><text:span text:style-name="T19">les</text:span><text:span text:style-name="T14"> nombres </text:span><text:span text:style-name="T19">de Fine</text:span><text:span text:style-name="T14">.</text:span><text:span text:style-name="T10"> </text:span><text:span text:style-name="T14">Pour </text:span><text:span text:style-name="T24">c</text:span><text:span text:style-name="T14">e faire, on a </text:span><text:span text:style-name="T11">dévelop</text:span><text:span text:style-name="T14">pé</text:span><text:span text:style-name="T11"> en fraction continue </text:span><text:span text:style-name="T14">les</text:span><text:span text:style-name="T11"> nombres </text:span><text:span text:style-name="T19">de chemin</text:span><text:span text:style-name="T23">s</text:span><text:span text:style-name="T11"> de Fine </text:span><text:span text:style-name="T14">et</text:span><text:span text:style-name="T11"> </text:span><text:span text:style-name="T14">ce </text:span><text:span text:style-name="T16">développement en fraction</text:span><text:span text:style-name="T14"> </text:span><text:span text:style-name="T17">continue </text:span><text:span text:style-name="T11">nous </text:span><text:span text:style-name="T25">a</text:span><text:span text:style-name="T11"> perm</text:span><text:span text:style-name="T25">i</text:span><text:span text:style-name="T32">s</text:span><text:span text:style-name="T11"> de trouver une relation de récurrence </text:span><text:span text:style-name="T27">entre </text:span><text:span text:style-name="T23">ces nombres</text:span><text:span text:style-name="T11"> </text:span><text:span text:style-name="T27">et</text:span><text:span text:style-name="T11"> les nombres de Catalan. </text:span><text:span text:style-name="T21">Nous avons également introduit le concept de relation de similarité tel que défini par Terrence Fine, </text:span><text:span text:style-name="T22">et démontré que l</text:span><text:span text:style-name="T18">e nombre des relations similarité non-singulières, </text:span><text:span text:style-name="T20">nombre de Fine,</text:span><text:span text:style-name="T18"> </text:span><text:span text:style-name="T19">e</text:span><text:span text:style-name="T20">s</text:span><text:span text:style-name="T19">t égal au nombre de chemin</text:span><text:span text:style-name="T22">s</text:span><text:span text:style-name="T19"> de Fine. </text:span><text:span text:style-name="T16">Des</text:span><text:span text:style-name="T12"> <text:s/></text:span><text:span text:style-name="T13">investigations </text:span><text:span text:style-name="T12"><text:s/>sur les permutations </text:span><text:span text:style-name="T24">é</text:span><text:span text:style-name="T12">vitant un motif </text:span><text:span text:style-name="T16">ont été menées </text:span><text:span text:style-name="T21">et </text:span><text:span text:style-name="T26">des</text:span><text:span text:style-name="T21"> interprétation</text:span><text:span text:style-name="T26">s</text:span><text:span text:style-name="T21"> combinatoire</text:span><text:span text:style-name="T32">s</text:span><text:span text:style-name="T21"> des nombres de Fine </text:span><text:span text:style-name="T27">ont été obtenues pour les</text:span><text:span text:style-name="T21"> permutation</text:span><text:span text:style-name="T27">s</text:span><text:span text:style-name="T21"> </text:span><text:span text:style-name="T24">é</text:span><text:span text:style-name="T21">vitant un motif.</text:span></text:p>
      <text:p text:style-name="P4"/>
      <text:p text:style-name="P2">Mot-clés : <text:span text:style-name="T3">Fractions continues, Chemins </text:span><text:span text:style-name="T7">de Motzkin</text:span><text:span text:style-name="T3">, </text:span><text:span text:style-name="T4">Permutations, </text:span><text:span text:style-name="T5">Relations de similarité, </text:span><text:span text:style-name="T6">Nombre</text:span><text:span text:style-name="T8">s</text:span><text:span text:style-name="T6"> de Catalan</text:span></text:p>
      <text:p text:style-name="P2"/>
      <text:p text:style-name="P2"/>
      <text:p text:style-name="P3">SOME INTERPRETATIONS OF FINE NUMBERS</text:p>
      <text:p text:style-name="P3"/>
      <text:p text:style-name="P4">Abstract :</text:p>
      <text:p text:style-name="P8">A Fine path is a Motzkin 2-path without a zero-level blue landing. The aim of this Master thesis is to interpret Fine numbers. To this end, we have developed the Fine path numbers as a continued fraction, and this continued fraction development has enable us to find a recurrence relationship between these numbers and the Catalan numbers. We also introduced the concept of similarity relation as defined by Terrence Fine, and demonstrated that the number of non-singular similarity relations, Fine number, is equal to the number of Fine paths. Investigati<text:span text:style-name="T30">s</text:span>ons into pattern-avoiding permutations have been carried out, and combinatorial interpretations of Fine numbers have been obtained for parttern avoidin<text:span text:style-name="T28">g</text:span> permutati<text:span text:style-name="T28">o</text:span>ns.</text:p>
      <text:p text:style-name="P4"/>
      <text:p text:style-name="P4">Keywords : <text:span text:style-name="T7">Continued Fraction, Motzkin’s path, Permutations, Similarity relations, Catalan Numbers</text:span></text:p>
      <text:p text:style-name="P4"/>
      <text:p text:style-name="P4"/>
      <text:p text:style-name="P2"/>
      <text:p text:style-name="P2">Encadreur :</text:p>
      <text:p text:style-name="P6">P<text:span text:style-name="T31">r.</text:span> Arthur RANDRIANARIVONY</text:p>
      <text:p text:style-name="P1"><text:a xlink:type="simple" xlink:href="mailto:arthur.randrianarivony@gmail.com" text:style-name="Internet_20_link" text:visited-style-name="Visited_20_Internet_20_Link"><text:span text:style-name="T29">arthur.randrianarivony@gmail.com</text:span></text:a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06:14:08.060668685</meta:creation-date>
    <dc:date>2024-02-24T17:11:51.475970481</dc:date>
    <meta:editing-duration>PT40M12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296" meta:character-count="1966" meta:non-whitespace-character-count="1683"/>
  </office:meta>
</office:document-meta>
</file>